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Normal_32_2" style:data-style-name="N2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2" style:family="table-cell" style:parent-style-name="Normal_32_2" style:data-style-name="N3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3" style:family="table-cell" style:parent-style-name="Normal_32_2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Normal_32_2" style:data-style-name="N3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5" style:family="table-cell" style:parent-style-name="Default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/>
    </style:style>
    <style:style style:name="ce6" style:family="table-cell" style:parent-style-name="Normal_32_2" style:data-style-name="N3">
      <style:table-cell-properties style:vertical-align="middle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" style:family="table-cell" style:parent-style-name="Default" style:data-style-name="N36">
      <style:table-cell-properties style:vertical-align="middle" style:repeat-content="false"/>
      <style:paragraph-properties fo:text-align="center"/>
      <style:text-properties fo:color="#000000"/>
    </style:style>
    <style:style style:name="ce8" style:family="table-cell" style:parent-style-name="Normal_32_2" style:data-style-name="N3">
      <style:table-cell-properties style:vertical-align="middle" fo:wrap-option="wrap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" style:family="table-cell" style:parent-style-name="Normal_32_2" style:data-style-name="N3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0" style:family="table-cell" style:parent-style-name="Normal_32_2" style:data-style-name="N3">
      <style:table-cell-properties style:vertical-align="middle" fo:wrap-option="wrap" fo:background-color="transparent" style:cell-protect="protected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/>
    </style:style>
    <style:style style:name="ce11" style:family="table-cell" style:parent-style-name="Default" style:data-style-name="N0"/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2.64583333333333cm"/>
    </style:style>
    <style:style style:name="co2" style:family="table-column">
      <style:table-column-properties fo:break-before="auto" style:column-width="5.10645833333333cm"/>
    </style:style>
    <style:style style:name="ro1" style:family="table-row">
      <style:table-row-properties style:row-height="46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+R_existants" table:style-name="ta1">
        <table:table-column table:style-name="co1" table:default-cell-style-name="ce12"/>
        <table:table-column table:style-name="co2" table:default-cell-style-name="ce11"/>
        <table:table-column table:style-name="co1" table:number-columns-repeated="16382" table:default-cell-style-name="ce11"/>
        <table:table-row table:style-name="ro1">
          <table:table-cell office:value-type="string" table:style-name="ce10">
            <text:p>Corridor</text:p>
          </table:table-cell>
          <table:table-cell office:value-type="string" table:style-name="ce10">
            <text:p>Localisation</text:p>
          </table:table-cell>
          <table:table-cell office:value-type="string" table:style-name="ce10">
            <text:p>Ceinture</text:p>
          </table:table-cell>
          <table:table-cell office:value-type="string" table:style-name="ce10">
            <text:p>Rabattement</text:p>
          </table:table-cell>
          <table:table-cell office:value-type="string" table:style-name="ce10">
            <text:p>Emplacements existants</text:p>
          </table:table-cell>
          <table:table-cell office:value-type="string" table:style-name="ce1">
            <text:p>Longitude</text:p>
          </table:table-cell>
          <table:table-cell office:value-type="string" table:style-name="ce1">
            <text:p>Latitude</text:p>
          </table:table-cell>
          <table:table-cell table:number-columns-repeated="16377" table:style-name="ce13"/>
        </table:table-row>
        <table:table-row table:style-name="ro2">
          <table:table-cell office:value-type="string" table:style-name="ce4">
            <text:p>A</text:p>
          </table:table-cell>
          <table:table-cell office:value-type="string" table:style-name="ce2">
            <text:p>Echternach</text:p>
          </table:table-cell>
          <table:table-cell office:value-type="string" table:style-name="ce3">
            <text:p>Frontalière</text:p>
          </table:table-cell>
          <table:table-cell office:value-type="string" table:style-name="ce4">
            <text:p>Bus</text:p>
          </table:table-cell>
          <table:table-cell office:value-type="float" office:value="500" table:style-name="ce3">
            <text:p>500</text:p>
          </table:table-cell>
          <table:table-cell office:value-type="float" office:value="6.4073199959" table:style-name="ce5">
            <text:p>6,40732</text:p>
          </table:table-cell>
          <table:table-cell office:value-type="float" office:value="49.805449998299999" table:style-name="ce5">
            <text:p>49,8054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</text:p>
          </table:table-cell>
          <table:table-cell office:value-type="string" table:style-name="ce2">
            <text:p>Junglinster-Contournement</text:p>
          </table:table-cell>
          <table:table-cell office:value-type="string" table:style-name="ce3">
            <text:p>Régionale</text:p>
          </table:table-cell>
          <table:table-cell office:value-type="string" table:style-name="ce4">
            <text:p>Bus</text:p>
          </table:table-cell>
          <table:table-cell office:value-type="float" office:value="251" table:style-name="ce3">
            <text:p>251</text:p>
          </table:table-cell>
          <table:table-cell office:value-type="float" office:value="6.2700500000000003" table:style-name="ce14">
            <text:p>6,27005</text:p>
          </table:table-cell>
          <table:table-cell office:value-type="float" office:value="49.718049999999998" table:style-name="ce14">
            <text:p>49,7180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</text:p>
          </table:table-cell>
          <table:table-cell office:value-type="string" table:style-name="ce2">
            <text:p>Wasserbillig-Gar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77" table:style-name="ce3">
            <text:p>77</text:p>
          </table:table-cell>
          <table:table-cell office:value-type="float" office:value="6.49848999588" table:style-name="ce5">
            <text:p>6,49849</text:p>
          </table:table-cell>
          <table:table-cell office:value-type="float" office:value="49.712909998400001" table:style-name="ce5">
            <text:p>49,7129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</text:p>
          </table:table-cell>
          <table:table-cell office:value-type="string" table:style-name="ce6">
            <text:p>Mesenich frontièr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Bus</text:p>
          </table:table-cell>
          <table:table-cell office:value-type="float" office:value="261" table:style-name="ce3">
            <text:p>261</text:p>
          </table:table-cell>
          <table:table-cell office:value-type="float" office:value="6.4902999958800001" table:style-name="ce5">
            <text:p>6,49030</text:p>
          </table:table-cell>
          <table:table-cell office:value-type="float" office:value="49.725529998399999" table:style-name="ce5">
            <text:p>49,72553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</text:p>
          </table:table-cell>
          <table:table-cell office:value-type="string" table:style-name="ce2">
            <text:p>Grevenmacher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Bus</text:p>
          </table:table-cell>
          <table:table-cell office:value-type="float" office:value="36" table:style-name="ce3">
            <text:p>36</text:p>
          </table:table-cell>
          <table:table-cell office:value-type="float" office:value="6.4468699959000002" table:style-name="ce5">
            <text:p>6,44687</text:p>
          </table:table-cell>
          <table:table-cell office:value-type="float" office:value="49.680349998399997" table:style-name="ce5">
            <text:p>49,6803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</text:p>
          </table:table-cell>
          <table:table-cell office:value-type="string" table:style-name="ce2">
            <text:p>Manternach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9" table:style-name="ce3">
            <text:p>19</text:p>
          </table:table-cell>
          <table:table-cell office:value-type="float" office:value="6.423826" table:style-name="ce7">
            <text:p>6,42383</text:p>
          </table:table-cell>
          <table:table-cell office:value-type="float" office:value="49.706805000000003" table:style-name="ce7">
            <text:p>49,7068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</text:p>
          </table:table-cell>
          <table:table-cell office:value-type="string" table:style-name="ce2">
            <text:p>Wecker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44" table:style-name="ce3">
            <text:p>44</text:p>
          </table:table-cell>
          <table:table-cell office:value-type="float" office:value="6.3873799959199999" table:style-name="ce5">
            <text:p>6,38738</text:p>
          </table:table-cell>
          <table:table-cell office:value-type="float" office:value="49.699819998400002" table:style-name="ce5">
            <text:p>49,69982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</text:p>
          </table:table-cell>
          <table:table-cell office:value-type="string" table:style-name="ce2">
            <text:p>Betzdorf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6" table:style-name="ce3">
            <text:p>6</text:p>
          </table:table-cell>
          <table:table-cell office:value-type="float" office:value="6.3491879999999998" table:style-name="ce7">
            <text:p>6,34919</text:p>
          </table:table-cell>
          <table:table-cell office:value-type="float" office:value="49.688926000000002" table:style-name="ce7">
            <text:p>49,68893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</text:p>
          </table:table-cell>
          <table:table-cell office:value-type="string" table:style-name="ce2">
            <text:p>Roodt-Syre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64" table:style-name="ce3">
            <text:p>64</text:p>
          </table:table-cell>
          <table:table-cell office:value-type="float" office:value="6.3027799959599999" table:style-name="ce5">
            <text:p>6,30278</text:p>
          </table:table-cell>
          <table:table-cell office:value-type="float" office:value="49.666139998399998" table:style-name="ce5">
            <text:p>49,66614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</text:p>
          </table:table-cell>
          <table:table-cell office:value-type="string" table:style-name="ce2">
            <text:p>Münsbach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46" table:style-name="ce3">
            <text:p>46</text:p>
          </table:table-cell>
          <table:table-cell office:value-type="float" office:value="6.2684699959700003" table:style-name="ce5">
            <text:p>6,26847</text:p>
          </table:table-cell>
          <table:table-cell office:value-type="float" office:value="49.631059998399998" table:style-name="ce5">
            <text:p>49,6310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B</text:p>
          </table:table-cell>
          <table:table-cell office:value-type="string" table:style-name="ce2">
            <text:p>Kirchberg</text:p>
          </table:table-cell>
          <table:table-cell office:value-type="string" table:style-name="ce4">
            <text:p>Citadine</text:p>
          </table:table-cell>
          <table:table-cell office:value-type="string" table:style-name="ce4">
            <text:p>Bus</text:p>
          </table:table-cell>
          <table:table-cell office:value-type="float" office:value="265" table:style-name="ce3">
            <text:p>265</text:p>
          </table:table-cell>
          <table:table-cell office:value-type="float" office:value="6.1748599960100004" table:style-name="ce5">
            <text:p>6,17486</text:p>
          </table:table-cell>
          <table:table-cell office:value-type="float" office:value="49.636329998400001" table:style-name="ce5">
            <text:p>49,63633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</text:p>
          </table:table-cell>
          <table:table-cell office:value-type="string" table:style-name="ce2">
            <text:p>Oetrange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59" table:style-name="ce3">
            <text:p>59</text:p>
          </table:table-cell>
          <table:table-cell office:value-type="float" office:value="6.2586699959800001" table:style-name="ce5">
            <text:p>6,25867</text:p>
          </table:table-cell>
          <table:table-cell office:value-type="float" office:value="49.602669998400003" table:style-name="ce5">
            <text:p>49,6026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</text:p>
          </table:table-cell>
          <table:table-cell office:value-type="string" table:style-name="ce2">
            <text:p>Sandweiler/Contern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31" table:style-name="ce3">
            <text:p>31</text:p>
          </table:table-cell>
          <table:table-cell office:value-type="float" office:value="6.2053599960000003" table:style-name="ce5">
            <text:p>6,20536</text:p>
          </table:table-cell>
          <table:table-cell office:value-type="float" office:value="49.601139998400001" table:style-name="ce5">
            <text:p>49,60114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D</text:p>
          </table:table-cell>
          <table:table-cell office:value-type="string" table:style-name="ce2">
            <text:p>Frisange - Est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Bus</text:p>
          </table:table-cell>
          <table:table-cell office:value-type="float" office:value="268" table:style-name="ce3">
            <text:p>268</text:p>
          </table:table-cell>
          <table:table-cell office:value-type="float" office:value="6.1938099960199997" table:style-name="ce5">
            <text:p>6,19381</text:p>
          </table:table-cell>
          <table:table-cell office:value-type="float" office:value="49.506949998400003" table:style-name="ce5">
            <text:p>49,5069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Dudelange-Usines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37" table:style-name="ce3">
            <text:p>37</text:p>
          </table:table-cell>
          <table:table-cell office:value-type="float" office:value="6.0794899999999998" table:style-name="ce5">
            <text:p>6,07949</text:p>
          </table:table-cell>
          <table:table-cell office:value-type="float" office:value="49.470829999999999" table:style-name="ce5">
            <text:p>49,47083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Dudelange-Centr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130" table:style-name="ce3">
            <text:p>130</text:p>
          </table:table-cell>
          <table:table-cell office:value-type="float" office:value="6.08315999606" table:style-name="ce5">
            <text:p>6,08316</text:p>
          </table:table-cell>
          <table:table-cell office:value-type="float" office:value="49.4837699984" table:style-name="ce5">
            <text:p>49,4837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Dudelange-Vill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142" table:style-name="ce3">
            <text:p>142</text:p>
          </table:table-cell>
          <table:table-cell office:value-type="float" office:value="6.0829550000000001" table:style-name="ce5">
            <text:p>6,08296</text:p>
          </table:table-cell>
          <table:table-cell office:value-type="float" office:value="49.483262000000003" table:style-name="ce5">
            <text:p>49,4832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Dudelange-Burang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18" table:style-name="ce3">
            <text:p>18</text:p>
          </table:table-cell>
          <table:table-cell office:value-type="float" office:value="6.0864969999999996" table:style-name="ce5">
            <text:p>6,08650</text:p>
          </table:table-cell>
          <table:table-cell office:value-type="float" office:value="49.492673000000003" table:style-name="ce5">
            <text:p>49,4926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Rumelang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177" table:style-name="ce3">
            <text:p>177</text:p>
          </table:table-cell>
          <table:table-cell office:value-type="float" office:value="6.0323353340699999" table:style-name="ce5">
            <text:p>6,03234</text:p>
          </table:table-cell>
          <table:table-cell office:value-type="float" office:value="49.459883643700003" table:style-name="ce5">
            <text:p>49,45988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Tétang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21" table:style-name="ce3">
            <text:p>21</text:p>
          </table:table-cell>
          <table:table-cell office:value-type="float" office:value="6.03393519748" table:style-name="ce5">
            <text:p>6,03394</text:p>
          </table:table-cell>
          <table:table-cell office:value-type="float" office:value="49.476000592200002" table:style-name="ce5">
            <text:p>49,4760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Kayl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33" table:style-name="ce3">
            <text:p>33</text:p>
          </table:table-cell>
          <table:table-cell office:value-type="float" office:value="6.0355099960800001" table:style-name="ce5">
            <text:p>6,03551</text:p>
          </table:table-cell>
          <table:table-cell office:value-type="float" office:value="49.485169998400004" table:style-name="ce5">
            <text:p>49,4851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Bettembourg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268" table:style-name="ce3">
            <text:p>268</text:p>
          </table:table-cell>
          <table:table-cell office:value-type="float" office:value="6.1019099960499998" table:style-name="ce5">
            <text:p>6,10191</text:p>
          </table:table-cell>
          <table:table-cell office:value-type="float" office:value="49.515519998400002" table:style-name="ce5">
            <text:p>49,51552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Berchem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75" table:style-name="ce3">
            <text:p>175</text:p>
          </table:table-cell>
          <table:table-cell office:value-type="float" office:value="6.1341199960299999" table:style-name="ce5">
            <text:p>6,13412</text:p>
          </table:table-cell>
          <table:table-cell office:value-type="float" office:value="49.5431599984" table:style-name="ce5">
            <text:p>49,5431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2">
            <text:p>Kockelscheuer</text:p>
          </table:table-cell>
          <table:table-cell office:value-type="string" table:style-name="ce4">
            <text:p>Citadine</text:p>
          </table:table-cell>
          <table:table-cell office:value-type="string" table:style-name="ce4">
            <text:p>Bus</text:p>
          </table:table-cell>
          <table:table-cell office:value-type="float" office:value="567" table:style-name="ce3">
            <text:p>567</text:p>
          </table:table-cell>
          <table:table-cell office:value-type="float" office:value="6.1079099960400001" table:style-name="ce5">
            <text:p>6,10791</text:p>
          </table:table-cell>
          <table:table-cell office:value-type="float" office:value="49.565709998400003" table:style-name="ce5">
            <text:p>49,5657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E</text:p>
          </table:table-cell>
          <table:table-cell office:value-type="string" table:style-name="ce6">
            <text:p>Howald Sud</text:p>
          </table:table-cell>
          <table:table-cell office:value-type="string" table:style-name="ce4">
            <text:p>Citadine</text:p>
          </table:table-cell>
          <table:table-cell office:value-type="string" table:style-name="ce4">
            <text:p>Bus</text:p>
          </table:table-cell>
          <table:table-cell office:value-type="float" office:value="881" table:style-name="ce3">
            <text:p>881</text:p>
          </table:table-cell>
          <table:table-cell office:value-type="float" office:value="6.1279199960300001" table:style-name="ce5">
            <text:p>6,12792</text:p>
          </table:table-cell>
          <table:table-cell office:value-type="float" office:value="49.578589998399998" table:style-name="ce5">
            <text:p>49,57859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F</text:p>
          </table:table-cell>
          <table:table-cell office:value-type="string" table:style-name="ce2">
            <text:p>Belval-Université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1600" table:style-name="ce3">
            <text:p>1 600</text:p>
          </table:table-cell>
          <table:table-cell office:value-type="float" office:value="5.9437899961099996" table:style-name="ce5">
            <text:p>5,94379</text:p>
          </table:table-cell>
          <table:table-cell office:value-type="float" office:value="49.499989998399997" table:style-name="ce5">
            <text:p>49,49999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F</text:p>
          </table:table-cell>
          <table:table-cell office:value-type="string" table:style-name="ce2">
            <text:p>Belvaux-Soleuvr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21" table:style-name="ce3">
            <text:p>21</text:p>
          </table:table-cell>
          <table:table-cell office:value-type="float" office:value="5.9268299961100004" table:style-name="ce5">
            <text:p>5,92683</text:p>
          </table:table-cell>
          <table:table-cell office:value-type="float" office:value="49.515039998399999" table:style-name="ce5">
            <text:p>49,51504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F</text:p>
          </table:table-cell>
          <table:table-cell office:value-type="string" table:style-name="ce2">
            <text:p>Oberkorn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6" table:style-name="ce3">
            <text:p>6</text:p>
          </table:table-cell>
          <table:table-cell office:value-type="float" office:value="5.8933600000000004" table:style-name="ce5">
            <text:p>5,89336</text:p>
          </table:table-cell>
          <table:table-cell office:value-type="float" office:value="49.509360000000001" table:style-name="ce5">
            <text:p>49,5093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F</text:p>
          </table:table-cell>
          <table:table-cell office:value-type="string" table:style-name="ce2">
            <text:p>Schifflange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18" table:style-name="ce3">
            <text:p>118</text:p>
          </table:table-cell>
          <table:table-cell office:value-type="float" office:value="6.0093799960799998" table:style-name="ce5">
            <text:p>6,00938</text:p>
          </table:table-cell>
          <table:table-cell office:value-type="float" office:value="49.506239998399998" table:style-name="ce5">
            <text:p>49,50624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F</text:p>
          </table:table-cell>
          <table:table-cell office:value-type="string" table:style-name="ce2">
            <text:p>Bouillon</text:p>
          </table:table-cell>
          <table:table-cell office:value-type="string" table:style-name="ce4">
            <text:p>Citadine</text:p>
          </table:table-cell>
          <table:table-cell office:value-type="string" table:style-name="ce4">
            <text:p>Bus</text:p>
          </table:table-cell>
          <table:table-cell office:value-type="float" office:value="2442" table:style-name="ce3">
            <text:p>2 442</text:p>
          </table:table-cell>
          <table:table-cell office:value-type="float" office:value="6.1069999960399999" table:style-name="ce5">
            <text:p>6,10700</text:p>
          </table:table-cell>
          <table:table-cell office:value-type="float" office:value="49.5997499984" table:style-name="ce5">
            <text:p>49,5997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</text:p>
          </table:table-cell>
          <table:table-cell office:value-type="string" table:style-name="ce6">
            <text:p>Differdang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271" table:style-name="ce3">
            <text:p>271</text:p>
          </table:table-cell>
          <table:table-cell office:value-type="float" office:value="5.8914848527599997" table:style-name="ce5">
            <text:p>5,89148</text:p>
          </table:table-cell>
          <table:table-cell office:value-type="float" office:value="49.522521495600003" table:style-name="ce5">
            <text:p>49,52252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</text:p>
          </table:table-cell>
          <table:table-cell office:value-type="string" table:style-name="ce6">
            <text:p>Niederkorn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15" table:style-name="ce3">
            <text:p>15</text:p>
          </table:table-cell>
          <table:table-cell office:value-type="float" office:value="5.8933900000000001" table:style-name="ce7">
            <text:p>5,89339</text:p>
          </table:table-cell>
          <table:table-cell office:value-type="float" office:value="49.536360999999999" table:style-name="ce7">
            <text:p>49,5363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</text:p>
          </table:table-cell>
          <table:table-cell office:value-type="string" table:style-name="ce6">
            <text:p>Rodang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166" table:style-name="ce3">
            <text:p>166</text:p>
          </table:table-cell>
          <table:table-cell office:value-type="float" office:value="5.8455099961399997" table:style-name="ce5">
            <text:p>5,84551</text:p>
          </table:table-cell>
          <table:table-cell office:value-type="float" office:value="49.551269998400002" table:style-name="ce5">
            <text:p>49,5512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</text:p>
          </table:table-cell>
          <table:table-cell office:value-type="string" table:style-name="ce6">
            <text:p>Lamadelaine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26" table:style-name="ce3">
            <text:p>26</text:p>
          </table:table-cell>
          <table:table-cell office:value-type="float" office:value="5.8607899999999997" table:style-name="ce5">
            <text:p>5,86079</text:p>
          </table:table-cell>
          <table:table-cell office:value-type="float" office:value="49.553400000000003" table:style-name="ce5">
            <text:p>49,5534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</text:p>
          </table:table-cell>
          <table:table-cell office:value-type="string" table:style-name="ce6">
            <text:p>Pétange-Nord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271" table:style-name="ce3">
            <text:p>271</text:p>
          </table:table-cell>
          <table:table-cell office:value-type="float" office:value="5.8807199961299998" table:style-name="ce5">
            <text:p>5,88072</text:p>
          </table:table-cell>
          <table:table-cell office:value-type="float" office:value="49.554719998400003" table:style-name="ce5">
            <text:p>49,55472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</text:p>
          </table:table-cell>
          <table:table-cell office:value-type="string" table:style-name="ce6">
            <text:p>Pétange-Sud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69" table:style-name="ce3">
            <text:p>69</text:p>
          </table:table-cell>
          <table:table-cell office:value-type="float" office:value="5.8779300000000001" table:style-name="ce5">
            <text:p>5,87793</text:p>
          </table:table-cell>
          <table:table-cell office:value-type="float" office:value="49.553420000000003" table:style-name="ce5">
            <text:p>49,55342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</text:p>
          </table:table-cell>
          <table:table-cell office:value-type="string" table:style-name="ce6">
            <text:p>Bascharage-Sanem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246" table:style-name="ce3">
            <text:p>246</text:p>
          </table:table-cell>
          <table:table-cell office:value-type="float" office:value="5.9246699961099996" table:style-name="ce5">
            <text:p>5,92467</text:p>
          </table:table-cell>
          <table:table-cell office:value-type="float" office:value="49.557989998399997" table:style-name="ce5">
            <text:p>49,55799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</text:p>
          </table:table-cell>
          <table:table-cell office:value-type="string" table:style-name="ce6">
            <text:p>Dippach-Reckange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89" table:style-name="ce3">
            <text:p>89</text:p>
          </table:table-cell>
          <table:table-cell office:value-type="float" office:value="5.9938899960800001" table:style-name="ce5">
            <text:p>5,99389</text:p>
          </table:table-cell>
          <table:table-cell office:value-type="float" office:value="49.572649998400003" table:style-name="ce5">
            <text:p>49,5726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</text:p>
          </table:table-cell>
          <table:table-cell office:value-type="string" table:style-name="ce6">
            <text:p>Leudelange-Gare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76" table:style-name="ce3">
            <text:p>76</text:p>
          </table:table-cell>
          <table:table-cell office:value-type="float" office:value="6.0591399960599999" table:style-name="ce5">
            <text:p>6,05914</text:p>
          </table:table-cell>
          <table:table-cell office:value-type="float" office:value="49.586929998400002" table:style-name="ce5">
            <text:p>49,58693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H</text:p>
          </table:table-cell>
          <table:table-cell office:value-type="string" table:style-name="ce2">
            <text:p>Steinfort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Bus</text:p>
          </table:table-cell>
          <table:table-cell office:value-type="float" office:value="175" table:style-name="ce3">
            <text:p>175</text:p>
          </table:table-cell>
          <table:table-cell office:value-type="float" office:value="5.9110599960999997" table:style-name="ce5">
            <text:p>5,91106</text:p>
          </table:table-cell>
          <table:table-cell office:value-type="float" office:value="49.657859998399999" table:style-name="ce5">
            <text:p>49,65786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H</text:p>
          </table:table-cell>
          <table:table-cell office:value-type="string" table:style-name="ce2">
            <text:p>Kleinbettingen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138" table:style-name="ce3">
            <text:p>138</text:p>
          </table:table-cell>
          <table:table-cell office:value-type="float" office:value="5.9174199960999996" table:style-name="ce5">
            <text:p>5,91742</text:p>
          </table:table-cell>
          <table:table-cell office:value-type="float" office:value="49.644109998399998" table:style-name="ce5">
            <text:p>49,6441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H</text:p>
          </table:table-cell>
          <table:table-cell office:value-type="string" table:style-name="ce2">
            <text:p>Capellen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52" table:style-name="ce3">
            <text:p>52</text:p>
          </table:table-cell>
          <table:table-cell office:value-type="float" office:value="5.9819699960800001" table:style-name="ce5">
            <text:p>5,98197</text:p>
          </table:table-cell>
          <table:table-cell office:value-type="float" office:value="49.6385199984" table:style-name="ce5">
            <text:p>49,63852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H</text:p>
          </table:table-cell>
          <table:table-cell office:value-type="string" table:style-name="ce2">
            <text:p>Mamer Gare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52" table:style-name="ce3">
            <text:p>52</text:p>
          </table:table-cell>
          <table:table-cell office:value-type="float" office:value="6.0206399960699999" table:style-name="ce5">
            <text:p>6,02064</text:p>
          </table:table-cell>
          <table:table-cell office:value-type="float" office:value="49.6254699984" table:style-name="ce5">
            <text:p>49,6254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H</text:p>
          </table:table-cell>
          <table:table-cell office:value-type="string" table:style-name="ce2">
            <text:p>Bertrange-Strassen</text:p>
          </table:table-cell>
          <table:table-cell office:value-type="string" table:style-name="ce4">
            <text:p>Citadine</text:p>
          </table:table-cell>
          <table:table-cell office:value-type="string" table:style-name="ce4">
            <text:p>Train</text:p>
          </table:table-cell>
          <table:table-cell office:value-type="float" office:value="56" table:style-name="ce3">
            <text:p>56</text:p>
          </table:table-cell>
          <table:table-cell office:value-type="float" office:value="6.0596599960499997" table:style-name="ce5">
            <text:p>6,05966</text:p>
          </table:table-cell>
          <table:table-cell office:value-type="float" office:value="49.613049998400001" table:style-name="ce5">
            <text:p>49,6130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6">
            <text:p>Troisvierges</text:p>
          </table:table-cell>
          <table:table-cell office:value-type="string" table:style-name="ce4">
            <text:p>Frontalière</text:p>
          </table:table-cell>
          <table:table-cell office:value-type="string" table:style-name="ce4">
            <text:p>Train</text:p>
          </table:table-cell>
          <table:table-cell office:value-type="float" office:value="240" table:style-name="ce3">
            <text:p>240</text:p>
          </table:table-cell>
          <table:table-cell office:value-type="float" office:value="5.9900099960200004" table:style-name="ce5">
            <text:p>5,99001</text:p>
          </table:table-cell>
          <table:table-cell office:value-type="float" office:value="50.119889998300003" table:style-name="ce5">
            <text:p>50,11989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8">
            <text:p>Maulusmühle</text:p>
          </table:table-cell>
          <table:table-cell office:value-type="string" table:style-name="ce9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2" table:style-name="ce3">
            <text:p>12</text:p>
          </table:table-cell>
          <table:table-cell office:value-type="float" office:value="6.0267900000000001" table:style-name="ce7">
            <text:p>6,02679</text:p>
          </table:table-cell>
          <table:table-cell office:value-type="float" office:value="50.094115000000002" table:style-name="ce5">
            <text:p>50,09412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Clervaux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45" table:style-name="ce3">
            <text:p>145</text:p>
          </table:table-cell>
          <table:table-cell office:value-type="float" office:value="6.0244099960100002" table:style-name="ce5">
            <text:p>6,02441</text:p>
          </table:table-cell>
          <table:table-cell office:value-type="float" office:value="50.062149998300001" table:style-name="ce5">
            <text:p>50,0621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Wilwerwiltz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44" table:style-name="ce3">
            <text:p>44</text:p>
          </table:table-cell>
          <table:table-cell office:value-type="float" office:value="6.0007230228199999" table:style-name="ce5">
            <text:p>6,00072</text:p>
          </table:table-cell>
          <table:table-cell office:value-type="float" office:value="49.988593476699997" table:style-name="ce5">
            <text:p>49,98859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6">
            <text:p>Wiltz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92" table:style-name="ce3">
            <text:p>192</text:p>
          </table:table-cell>
          <table:table-cell office:value-type="float" office:value="5.9266899960600004" table:style-name="ce5">
            <text:p>5,92669</text:p>
          </table:table-cell>
          <table:table-cell office:value-type="float" office:value="49.966149998299997" table:style-name="ce5">
            <text:p>49,9661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Kautenbach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82" table:style-name="ce3">
            <text:p>82</text:p>
          </table:table-cell>
          <table:table-cell office:value-type="float" office:value="6.0214899960299997" table:style-name="ce5">
            <text:p>6,02149</text:p>
          </table:table-cell>
          <table:table-cell office:value-type="float" office:value="49.949119998299999" table:style-name="ce5">
            <text:p>49,94912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Goebelsmühle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3" table:style-name="ce3">
            <text:p>13</text:p>
          </table:table-cell>
          <table:table-cell office:value-type="float" office:value="6.0563919999999998" table:style-name="ce5">
            <text:p>6,05639</text:p>
          </table:table-cell>
          <table:table-cell office:value-type="float" office:value="49.920470000000002" table:style-name="ce5">
            <text:p>49,9204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Michelau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8" table:style-name="ce3">
            <text:p>18</text:p>
          </table:table-cell>
          <table:table-cell office:value-type="float" office:value="6.09171" table:style-name="ce7">
            <text:p>6,09171</text:p>
          </table:table-cell>
          <table:table-cell office:value-type="float" office:value="49.897008" table:style-name="ce5">
            <text:p>49,89701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Diekirch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376" table:style-name="ce3">
            <text:p>376</text:p>
          </table:table-cell>
          <table:table-cell office:value-type="float" office:value="6.1531999959899997" table:style-name="ce5">
            <text:p>6,15320</text:p>
          </table:table-cell>
          <table:table-cell office:value-type="float" office:value="49.864379998300002" table:style-name="ce5">
            <text:p>49,86438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Ettelbrück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213" table:style-name="ce3">
            <text:p>213</text:p>
          </table:table-cell>
          <table:table-cell office:value-type="float" office:value="6.1076199960100004" table:style-name="ce5">
            <text:p>6,10762</text:p>
          </table:table-cell>
          <table:table-cell office:value-type="float" office:value="49.848439998300002" table:style-name="ce5">
            <text:p>49,84844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Schieren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36" table:style-name="ce3">
            <text:p>36</text:p>
          </table:table-cell>
          <table:table-cell office:value-type="float" office:value="6.0950399960099997" table:style-name="ce5">
            <text:p>6,09504</text:p>
          </table:table-cell>
          <table:table-cell office:value-type="float" office:value="49.829699998300001" table:style-name="ce5">
            <text:p>49,82970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Colmar-Berg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41" table:style-name="ce3">
            <text:p>41</text:p>
          </table:table-cell>
          <table:table-cell office:value-type="float" office:value="6.1008799960099998" table:style-name="ce5">
            <text:p>6,10088</text:p>
          </table:table-cell>
          <table:table-cell office:value-type="float" office:value="49.815249998299997" table:style-name="ce5">
            <text:p>49,815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Cruchten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27" table:style-name="ce3">
            <text:p>27</text:p>
          </table:table-cell>
          <table:table-cell office:value-type="float" office:value="6.1204199960099999" table:style-name="ce5">
            <text:p>6,12042</text:p>
          </table:table-cell>
          <table:table-cell office:value-type="float" office:value="49.796469998299997" table:style-name="ce5">
            <text:p>49,7964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Mersch Gare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15" table:style-name="ce3">
            <text:p>115</text:p>
          </table:table-cell>
          <table:table-cell office:value-type="float" office:value="6.1101200000000002" table:style-name="ce5">
            <text:p>6,11012</text:p>
          </table:table-cell>
          <table:table-cell office:value-type="float" office:value="49.753250000000001" table:style-name="ce5">
            <text:p>49,7532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Mersch - Rond-Point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10" table:style-name="ce3">
            <text:p>110</text:p>
          </table:table-cell>
          <table:table-cell office:value-type="float" office:value="6.11144" table:style-name="ce5">
            <text:p>6,11144</text:p>
          </table:table-cell>
          <table:table-cell office:value-type="float" office:value="49.748779999999996" table:style-name="ce5">
            <text:p>49,74878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Lintgen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77" table:style-name="ce3">
            <text:p>177</text:p>
          </table:table-cell>
          <table:table-cell office:value-type="float" office:value="6.1231699960199997" table:style-name="ce5">
            <text:p>6,12317</text:p>
          </table:table-cell>
          <table:table-cell office:value-type="float" office:value="49.721079998299999" table:style-name="ce5">
            <text:p>49,72108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Lorentzweiler</text:p>
          </table:table-cell>
          <table:table-cell office:value-type="string" table:style-name="ce4">
            <text:p>Régionale</text:p>
          </table:table-cell>
          <table:table-cell office:value-type="string" table:style-name="ce4">
            <text:p>Train</text:p>
          </table:table-cell>
          <table:table-cell office:value-type="float" office:value="151" table:style-name="ce3">
            <text:p>151</text:p>
          </table:table-cell>
          <table:table-cell office:value-type="float" office:value="6.1406799960100003" table:style-name="ce5">
            <text:p>6,14068</text:p>
          </table:table-cell>
          <table:table-cell office:value-type="float" office:value="49.6984699984" table:style-name="ce5">
            <text:p>49,69847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Walferdange</text:p>
          </table:table-cell>
          <table:table-cell office:value-type="string" table:style-name="ce4">
            <text:p>Citadine</text:p>
          </table:table-cell>
          <table:table-cell office:value-type="string" table:style-name="ce4">
            <text:p>Train</text:p>
          </table:table-cell>
          <table:table-cell office:value-type="float" office:value="52" table:style-name="ce3">
            <text:p>52</text:p>
          </table:table-cell>
          <table:table-cell office:value-type="float" office:value="6.1361299960200002" table:style-name="ce5">
            <text:p>6,13613</text:p>
          </table:table-cell>
          <table:table-cell office:value-type="float" office:value="49.6624499984" table:style-name="ce5">
            <text:p>49,66245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Beggen</text:p>
          </table:table-cell>
          <table:table-cell office:value-type="string" table:style-name="ce4">
            <text:p>Citadine</text:p>
          </table:table-cell>
          <table:table-cell office:value-type="string" table:style-name="ce4">
            <text:p>Bus</text:p>
          </table:table-cell>
          <table:table-cell office:value-type="float" office:value="160" table:style-name="ce3">
            <text:p>160</text:p>
          </table:table-cell>
          <table:table-cell office:value-type="float" office:value="6.1348777725900003" table:style-name="ce5">
            <text:p>6,13488</text:p>
          </table:table-cell>
          <table:table-cell office:value-type="float" office:value="49.647391608" table:style-name="ce5">
            <text:p>49,64739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Dommeldange</text:p>
          </table:table-cell>
          <table:table-cell office:value-type="string" table:style-name="ce4">
            <text:p>Citadine</text:p>
          </table:table-cell>
          <table:table-cell office:value-type="string" table:style-name="ce4">
            <text:p>Train</text:p>
          </table:table-cell>
          <table:table-cell office:value-type="float" office:value="74" table:style-name="ce3">
            <text:p>74</text:p>
          </table:table-cell>
          <table:table-cell office:value-type="float" office:value="6.1367599960200003" table:style-name="ce5">
            <text:p>6,13676</text:p>
          </table:table-cell>
          <table:table-cell office:value-type="float" office:value="49.634479998400003" table:style-name="ce5">
            <text:p>49,63448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J</text:p>
          </table:table-cell>
          <table:table-cell office:value-type="string" table:style-name="ce2">
            <text:p>Gare Centrale</text:p>
          </table:table-cell>
          <table:table-cell office:value-type="string" table:style-name="ce4">
            <text:p>Citadine</text:p>
          </table:table-cell>
          <table:table-cell office:value-type="string" table:style-name="ce4">
            <text:p>Train</text:p>
          </table:table-cell>
          <table:table-cell office:value-type="float" office:value="634" table:style-name="ce3">
            <text:p>634</text:p>
          </table:table-cell>
          <table:table-cell office:value-type="float" office:value="6.1324899999999998" table:style-name="ce5">
            <text:p>6,13249</text:p>
          </table:table-cell>
          <table:table-cell office:value-type="float" office:value="49.597729999999999" table:style-name="ce5">
            <text:p>49,59773</text:p>
          </table:table-cell>
          <table:table-cell table:number-columns-repeated="16377"/>
        </table:table-row>
        <table:table-row table:number-rows-repeated="104851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5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illes Caspar</meta:initial-creator>
    <dc:creator>Gilles Caspar</dc:creator>
    <meta:creation-date>2016-05-11T14:43:45Z</meta:creation-date>
    <dc:date>2016-05-11T14:56:19Z</dc:date>
    <meta:editing-duration>PT0S</meta:editing-duration>
  </office:meta>
</office:document-meta>
</file>